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Courier" svg:font-family="Courier" style:font-family-generic="modern" style:font-pitch="variable"/>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AppendixTitle" style:master-page-name="First_20_Page">
      <style:paragraph-properties style:page-number="auto"/>
    </style:style>
    <style:style style:name="P12" style:family="paragraph" style:parent-style-name="Body" style:list-style-name="L1"/>
    <style:style style:name="P13" style:family="paragraph">
      <style:paragraph-properties fo:text-align="center"/>
    </style:style>
    <style:style style:name="T1" style:family="text">
      <style:text-properties style:text-position="super 58%"/>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fo:margin-top="0.0799in" fo:margin-bottom="0.1799in" style:wrap="none" style:vertical-pos="from-top" style:vertical-rel="paragraph" style:horizontal-pos="center" style:horizontal-rel="paragraph"/>
    </style:style>
    <style:style style:name="fr3" style:family="graphic" style:parent-style-name="Frame">
      <style:graphic-properties fo:margin-top="0.0799in" fo:margin-bottom="0.1799in" style:wrap="none" style:vertical-pos="bottom" style:vertical-rel="paragraph-content" style:horizontal-pos="center" style:horizontal-rel="paragraph-content"/>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p text:style-name="P11">Appendix C Installing VisIt</text:p>
      <text:h text:style-name="Heading_20_1" text:outline-level="2">Downloading VisIt</text:h>
      <text:p text:style-name="Body">VisIt can be downloaded by directing your Web browser to<text:span text:style-name="Internet_20_link"> https://wci.llnl.gov/codes/visit</text:span> and clicking on the downloads link. This will take you to another Web page that lists the available binary distributions. VisIt runs on the folllowing platforms:</text:p>
      <text:list xml:id="list1553485350" text:style-name="L1">
        <text:list-item>
          <text:p text:style-name="P12">Linux (including RedHat, SUSe, CHAOS, Opteron x86_64, Altix)</text:p>
        </text:list-item>
        <text:list-item>
          <text:p text:style-name="P12">Microsoft Windows (XP, Vista, 7)</text:p>
        </text:list-item>
        <text:list-item>
          <text:p text:style-name="P12">MacOS X 10.4 and above</text:p>
        </text:list-item>
        <text:list-item>
          <text:p text:style-name="P12">AIX</text:p>
        </text:list-item>
        <text:list-item>
          <text:p text:style-name="P12">Solaris</text:p>
        </text:list-item>
        <text:list-item>
          <text:p text:style-name="P12">Tru64</text:p>
        </text:list-item>
        <text:list-item>
          <text:p text:style-name="P12">IRIX</text:p>
        </text:list-item>
      </text:list>
      <text:p text:style-name="Body">Choose the distribution for the machine on which you want to install VisIt by clicking on the appropriate link. Doing so will download a VisIt binary distribution file to your computer. If you are installing VisIt on any platform except MS Windows, you must also download the <text:span text:style-name="CommandLine">visit-install</text:span> installation script. This script installs the contents of the VisIt binary distribution and installs VisIt.</text:p>
      <text:h text:style-name="Heading_20_1" text:outline-level="2">UNIX and MacOS X installation instructions</text:h>
      <text:p text:style-name="Body">Installing VisIt on UNIX<text:span text:style-name="T1">TM</text:span> and MacOS X systems is done using the <text:span text:style-name="CommandLine">visit-install</text:span> script. In order to run the visit-install script, make sure that you have an available shell window. On MacOS X, open the Terminal application to obtain a command line shell. Also make sure that the visit-install script is executable by entering the following command at the command line prompt: <text:span text:style-name="CommandLine">chmod 750 visit-install</text:span>. The visit-install script has the following usage:</text:p>
      <text:p text:style-name="CommandBody">visit-install version platform directory</text:p>
      <text:p text:style-name="Body">The <text:span text:style-name="CommandLine">version</text:span> argument is the version of VisIt being installed. The <text:span text:style-name="CommandLine">platform</text:span> argument <text:soft-page-break/>depends on the platform where VisIt is being installed. The platform argument can be one of the following: aix, darwin, irix6, linux, linux-x86_64, osf1, or sunos5. The <text:span text:style-name="CommandLine">directory</text:span> argument specifies the directory in which you want to install VisIt. If the specified directory does not exist then VisIt will create it.</text:p>
      <text:p text:style-name="Body">To install an Intel/ Linux version of VisIt, the command entered at the shell prompt would look like the following:</text:p>
      <text:p text:style-name="CommandBody">visit-install 1.9.0 linux-intel /usr/local/visit</text:p>
      <text:p text:style-name="Body">This command will install the 1.9.0 version of VisIt in the /usr/local/visit directory. Note that when you enter the above command, the file visit1_9_0_linux-intel.tar.gz must be present in the current working directory.</text:p>
      <text:p text:style-name="Body">Once you start running the visit-install script, it will prompt you to choose a network configuration. You can elect to choose no network configuration if you are installing VisIt at an institution for which the visit installer does not provide a network configuration option. <text:s/>A network configuration is a VisIt preferences file that includes information that VisIt needs to identify and connect to remote computers in distributed mode and is included as a convenience for users of several sites that are heavy VisIt users.</text:p>
      <text:p text:style-name="Body">It you want to install VisIt for different platforms in the same directory, you can use the <text:span text:style-name="CommandLine">-a</text:span> argument when running the visit-install script. For example, if you want to also install a MacOS X version of VisIt in the same visit directory as the Intel/Linux distribution, you could enter the following command into the command shell:</text:p>
      <text:p text:style-name="CommandBody">visit-install -a 1.9.0 darwin-intel /usr/local/visit</text:p>
      <text:p text:style-name="Body">The final step in installing VisIt is adding it to your path. The best way to do this is to add it to your command line shell initialization file. If you are using C-Shell, the file to edit is called .cshrc and it exists in your home directory. <text:s/>It is important to add VisIt to your path because VisIt's bin directory contains the visit script that is used to run VisIt. The visit script can be run on many machines. The script determines the type machine it is running on and starts the appropriate visit component. This is crucial if you plan to run VisIt in distributed mode and do remote visualization. If VisIt was installed in /usr/local/visit, as in the above examples, the following commands will add VisIt to your search path:</text:p>
      <text:p text:style-name="CommandBody">cd</text:p>
      <text:p text:style-name="CommandBody">echo "set path = ($path /usr/local/visit/bin)" &gt;&gt;.cshrc</text:p>
      <text:p text:style-name="Body">You are now finished installing VisIt.</text:p>
      <text:h text:style-name="Heading_20_1" text:outline-level="2">Checking for new versions</text:h>
      <text:p text:style-name="Body">A new version of VisIt is usually released every 2-3 months. You can check for new versions of VisIt on the VisIt Web site (<text:span text:style-name="Internet_20_link">https://wci.llnl.gov/codes/visit</text:span>) or you can use the <text:span text:style-name="GUIText">Check for new </text:span><text:soft-page-break/><text:span text:style-name="GUIText">version</text:span> menu option in the <text:span text:style-name="GUIText">Help</text:span> menu to check for new versions of VisIt. If you click on <text:span text:style-name="GUIText">Check for new version</text:span> then VisIt will contact the VisIt web site and determine whether there are any updates available. If there are updates available, VisIt will prompt you for whether or not you would like to upgrade VisIt (see <text:sequence-ref text:reference-format="category-and-value" text:ref-name="refFigure0">Figure 1-1</text:sequence-ref>). </text:p>
      <text:p text:style-name="Body"><draw:frame draw:style-name="fr3" draw:name="Frame_InstallationStatus" text:anchor-type="paragraph" svg:width="4in" draw:z-index="4"><draw:text-box fo:min-height="1.9256in"><text:p text:style-name="Figure"><draw:frame draw:style-name="fr4" draw:name="graphics2" text:anchor-type="paragraph" svg:width="4in" svg:height="0.6661in" draw:z-index="7"><draw:image xlink:href="../images/Appendix_C/update_download.png" xlink:type="simple" xlink:show="embed" xlink:actuate="onLoad" draw:filter-name="&lt;All formats&gt;"/></draw:frame></text:p><text:p text:style-name="Figure"><draw:frame draw:style-name="fr4" draw:name="graphics3" text:anchor-type="paragraph" svg:width="4in" svg:height="0.6854in" draw:z-index="8"><draw:image xlink:href="../images/Appendix_C/update_install.png" xlink:type="simple" xlink:show="embed" xlink:actuate="onLoad" draw:filter-name="&lt;All formats&gt;"/></draw:frame></text:p><text:p text:style-name="Figure">Figure <text:sequence text:ref-name="refFigure2" text:name="Figure" text:formula="ooow:Figure+1" style:num-format="1">1-2</text:sequence>: Restart prompt</text:p></draw:text-box></draw:frame><draw:frame draw:style-name="fr2" draw:name="Frame_InstallationPrompt" text:anchor-type="paragraph" svg:y="0.1075in" svg:width="4in" draw:z-index="3"><draw:text-box fo:min-height="1.489in"><text:p text:style-name="Figure"><draw:frame draw:style-name="fr4" draw:name="graphics1" text:anchor-type="paragraph" svg:width="4in" svg:height="1.0189in" draw:z-index="6"><draw:image xlink:href="../images/Appendix_C/update_prompt.png" xlink:type="simple" xlink:show="embed" xlink:actuate="onLoad" draw:filter-name="&lt;All formats&gt;"/></draw:frame>Figure <text:sequence text:ref-name="refFigure1" text:name="Figure" text:formula="ooow:Figure" style:num-format="1">1-1</text:sequence>: Installation prompt</text:p></draw:text-box></draw:frame>If you choose to upgrade VisIt, VisIt will download the new platform-appropriate distribution file and proceed to install VisIt on your system. During download and installation, feedback on the progress of the installation is displayed to the <text:span text:style-name="GUIText">Main Window's</text:span> status bar as shown in <text:sequence-ref text:reference-format="category-and-value" text:ref-name="refFigure2">Figure 1-2</text:sequence-ref>. </text:p>
      <text:p text:style-name="Body"><draw:frame draw:style-name="fr3" draw:name="Frame_RestartPrompt" text:anchor-type="paragraph" svg:width="4in" draw:z-index="5"><draw:text-box fo:min-height="1.7134in"><text:p text:style-name="Figure"><draw:frame draw:style-name="fr4" draw:name="graphics4" text:anchor-type="paragraph" svg:width="4in" svg:height="1.3756in" draw:z-index="9"><draw:image xlink:href="../images/Appendix_C/update_restart.png" xlink:type="simple" xlink:show="embed" xlink:actuate="onLoad" draw:filter-name="&lt;All formats&gt;"/></draw:frame>Figure <text:sequence text:ref-name="refFigure3" text:name="Figure" text:formula="ooow:Figure+1" style:num-format="1">1-3</text:sequence>: Restart prompt</text:p></draw:text-box></draw:frame>Once the installation of the new version of VisIt is complete, VisIt will ask whether you want to migrate your current session to the new version of VisIt (see <text:sequence-ref text:reference-format="category-and-value" text:ref-name="refFigure3">Figure 1-3</text:sequence-ref>). If you choose to migrate your session, VisIt will save your session, quit and restart using the saved session in the new version of Vis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StarSymbol" svg:font-family="StarSymbol"/>
    <style:font-face style:name="Courier New" svg:font-family="'Courier New'" style:font-family-generic="modern" style:font-pitch="fixed"/>
    <style:font-face style:name="Courier" svg:font-family="Courier" style:font-family-generic="modern" style:font-pitch="variable"/>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CommandBody" style:family="paragraph" style:parent-style-name="Body">
      <style:paragraph-properties fo:margin-left="0.802in" fo:margin-right="0in" fo:margin-top="0in" fo:margin-bottom="0.0402in" fo:text-indent="0in" style:auto-text-indent="false"/>
      <style:text-properties style:font-name="Courier" fo:font-weight="bold" style:font-weight-asian="bold" style:font-weight-complex="bold"/>
    </style:style>
    <style:style style:name="AppendixTitle" style:family="paragraph" style:parent-style-name="ChapterTitle" style:next-style-name="Heading_20_1" style:default-outline-level="" style:list-style-name="">
      <style:paragraph-properties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CommandLine" style:family="text">
      <style:text-properties style:font-name="Courier" fo:font-size="12pt" fo:font-weight="bold" style:font-size-asian="14pt" style:font-weight-asian="bold" style:font-size-complex="14pt"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2</text:page-number></text:p>
      </style:footer>
    </style:master-page>
    <style:master-page style:name="First_20_Page" style:display-name="First Page" style:page-layout-name="Mpm2" style:next-style-name="Left_20_Page">
      <style:footer>
        <text:p text:style-name="MP3"><text:page-number text:select-page="current">2</text:page-number></text:p>
      </style:footer>
    </style:master-page>
    <style:master-page style:name="Left_20_Page" style:display-name="Left Page" style:page-layout-name="Mpm3" style:next-style-name="Right_20_Page">
      <style:header>
        <text:p text:style-name="MP4"><text:chapter text:display="name" text:outline-level="2">Checking for new versions</text:chapter></text:p>
      </style:header>
      <style:footer>
        <text:p text:style-name="Footer"><text:page-number text:select-page="current">2</text:page-number></text:p>
      </style:footer>
    </style:master-page>
    <style:master-page style:name="Right_20_Page" style:display-name="Right Page" style:page-layout-name="Mpm4" style:next-style-name="Left_20_Page">
      <style:header>
        <text:p text:style-name="MP5"><text:chapter text:display="name" text:outline-level="2">Checking for new versions</text:chapter></text:p>
      </style:header>
      <style:footer>
        <text:p text:style-name="MP6"><text:page-number text:select-page="current">2</text:page-number></text:p>
      </style:footer>
    </style:master-page>
    <style:master-page style:name="Footnote" style:page-layout-name="Mpm5"/>
    <style:master-page style:name="Cover_20_Page" style:display-name="Cover Page" style:page-layout-name="Mpm6"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098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dc:title>Appendix C</dc:title>
    <dc:subject>Installing VisIt</dc:subject>
    <meta:creation-date>2010-09-07T16:25:08</meta:creation-date>
    <dc:language>en-US</dc:language>
    <meta:editing-cycles>2</meta:editing-cycles>
    <meta:editing-duration>PT4M13S</meta:editing-duration>
    <meta:initial-creator>Brad Whitlock</meta:initial-creator>
    <meta:document-statistic meta:table-count="0" meta:image-count="4" meta:object-count="0" meta:page-count="3" meta:paragraph-count="44" meta:word-count="866" meta:character-count="5254"/>
    <dc:date>2010-09-07T16:29:21</dc:date>
    <dc:creator>Brad Whitlock</dc:creator>
    <meta:user-defined meta:name="Info 2"/>
    <meta:user-defined meta:name="Info 3"/>
    <meta:user-defined meta:name="Info 4"/>
    <meta:user-defined meta:name="Subdocument Chapter name">Installing VisIt</meta:user-defined>
  </office:meta>
</office:document-meta>
</file>